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9.95mm" table:align="left"/>
    </style:style>
    <style:style style:name="Tabell1.A" style:family="table-column">
      <style:table-column-properties style:column-width="74.08mm"/>
    </style:style>
    <style:style style:name="Tabell1.B" style:family="table-column">
      <style:table-column-properties style:column-width="95.87mm"/>
    </style:style>
    <style:style style:name="Tabell1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1.B1" style:family="table-cell">
      <style:table-cell-properties fo:padding="0.97mm" fo:border="0.05pt solid #000000"/>
    </style:style>
    <style:style style:name="Tabell1.A2" style:family="table-cell">
      <style:table-cell-properties fo:padding="0.97mm" fo:border-left="0.05pt solid #000000" fo:border-right="none" fo:border-top="none" fo:border-bottom="0.05pt solid #000000"/>
    </style:style>
    <style:style style:name="Tabell1.B2" style:family="table-cell">
      <style:table-cell-properties fo:padding="0.97mm" fo:border-left="0.05pt solid #000000" fo:border-right="0.05pt solid #000000" fo:border-top="none" fo:border-bottom="0.05pt solid #000000"/>
    </style:style>
    <style:style style:name="Tabell2" style:family="table">
      <style:table-properties style:width="169.95mm" table:align="left"/>
    </style:style>
    <style:style style:name="Tabell2.A" style:family="table-column">
      <style:table-column-properties style:column-width="74.08mm"/>
    </style:style>
    <style:style style:name="Tabell2.B" style:family="table-column">
      <style:table-column-properties style:column-width="95.87mm"/>
    </style:style>
    <style:style style:name="Tabell2.A1" style:family="table-cell">
      <style:table-cell-properties fo:padding="0.97mm" fo:border-left="0.05pt solid #000000" fo:border-right="none" fo:border-top="0.05pt solid #000000" fo:border-bottom="none"/>
    </style:style>
    <style:style style:name="Tabell2.B1" style:family="table-cell">
      <style:table-cell-properties fo:padding="0.97mm" fo:border-left="none" fo:border-right="0.05pt solid #000000" fo:border-top="0.05pt solid #000000" fo:border-bottom="none"/>
    </style:style>
    <style:style style:name="Tabell2.A2" style:family="table-cell">
      <style:table-cell-properties fo:padding="0.97mm" fo:border-left="0.05pt solid #000000" fo:border-right="none" fo:border-top="none" fo:border-bottom="0.05pt solid #000000"/>
    </style:style>
    <style:style style:name="Tabell2.B2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33e80"/>
    </style:style>
    <style:style style:name="P3" style:family="paragraph" style:parent-style-name="Standard">
      <style:text-properties officeooo:rsid="001d9d7f" officeooo:paragraph-rsid="001d9d7f"/>
    </style:style>
    <style:style style:name="P4" style:family="paragraph" style:parent-style-name="Standard">
      <style:text-properties officeooo:rsid="00133e80" officeooo:paragraph-rsid="00133e80"/>
    </style:style>
    <style:style style:name="P5" style:family="paragraph" style:parent-style-name="Standard">
      <style:text-properties officeooo:rsid="0023fda2" officeooo:paragraph-rsid="0023fda2"/>
    </style:style>
    <style:style style:name="P6" style:family="paragraph" style:parent-style-name="Standard">
      <style:paragraph-properties fo:padding-left="0mm" fo:padding-right="0mm" fo:padding-top="0mm" fo:padding-bottom="0.74mm" fo:border-left="none" fo:border-right="none" fo:border-top="none" fo:border-bottom="0.06pt solid #000000" style:join-border="false"/>
      <style:text-properties officeooo:rsid="00133e80" officeooo:paragraph-rsid="0023fda2"/>
    </style:style>
    <style:style style:name="P7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8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9" style:family="paragraph" style:parent-style-name="Table_20_Contents">
      <style:text-properties fo:font-weight="bold" officeooo:rsid="00331595" officeooo:paragraph-rsid="00331595" style:font-weight-asian="bold" style:font-weight-complex="bold"/>
    </style:style>
    <style:style style:name="P10" style:family="paragraph" style:parent-style-name="Table_20_Contents">
      <style:text-properties officeooo:rsid="00364140" officeooo:paragraph-rsid="00364140"/>
    </style:style>
    <style:style style:name="P11" style:family="paragraph" style:parent-style-name="Table_20_Contents">
      <style:text-properties officeooo:rsid="003a21fa" officeooo:paragraph-rsid="003a21fa"/>
    </style:style>
    <style:style style:name="P12" style:family="paragraph" style:parent-style-name="Standard" style:list-style-name="L1">
      <style:text-properties officeooo:rsid="0023fda2" officeooo:paragraph-rsid="0023fda2"/>
    </style:style>
    <style:style style:name="P13" style:family="paragraph" style:parent-style-name="Standard" style:list-style-name="L1">
      <style:text-properties officeooo:rsid="0023fda2" officeooo:paragraph-rsid="0024e32b"/>
    </style:style>
    <style:style style:name="P14" style:family="paragraph" style:parent-style-name="Standard">
      <style:text-properties officeooo:rsid="0023fda2" officeooo:paragraph-rsid="0024e32b"/>
    </style:style>
    <style:style style:name="P15" style:family="paragraph" style:parent-style-name="Standard">
      <style:text-properties officeooo:rsid="0037ba9b" officeooo:paragraph-rsid="0037ba9b"/>
    </style:style>
    <style:style style:name="P16" style:family="paragraph" style:parent-style-name="Standard">
      <style:text-properties officeooo:rsid="00133e80" officeooo:paragraph-rsid="00133e80"/>
    </style:style>
    <style:style style:name="P17" style:family="paragraph" style:parent-style-name="Standard">
      <style:text-properties officeooo:rsid="0039231f" officeooo:paragraph-rsid="0039231f"/>
    </style:style>
    <style:style style:name="P18" style:family="paragraph" style:parent-style-name="Standard">
      <style:text-properties officeooo:rsid="0010b2c5" officeooo:paragraph-rsid="0010b2c5"/>
    </style:style>
    <style:style style:name="P19" style:family="paragraph" style:parent-style-name="Standard">
      <style:text-properties officeooo:rsid="003a5be0" officeooo:paragraph-rsid="003a5be0"/>
    </style:style>
    <style:style style:name="P20" style:family="paragraph" style:parent-style-name="Standard">
      <style:text-properties officeooo:rsid="003c3813" officeooo:paragraph-rsid="003c3813"/>
    </style:style>
    <style:style style:name="P21" style:family="paragraph" style:parent-style-name="Standard">
      <style:text-properties officeooo:rsid="003d3113" officeooo:paragraph-rsid="003d3113"/>
    </style:style>
    <style:style style:name="P22" style:family="paragraph" style:parent-style-name="Standard">
      <style:text-properties officeooo:rsid="001e3352" officeooo:paragraph-rsid="001e3352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style:style style:name="T3" style:family="text">
      <style:text-properties officeooo:rsid="0039231f"/>
    </style:style>
    <style:style style:name="T4" style:family="text">
      <style:text-properties officeooo:rsid="003d31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9">Kodnamn</text:p>
          </table:table-cell>
          <table:table-cell table:style-name="Tabell1.B1" office:value-type="string">
            <text:p text:style-name="P10">I30T1</text:p>
          </table:table-cell>
        </table:table-row>
        <table:table-row>
          <table:table-cell table:style-name="Tabell1.A2" office:value-type="string">
            <text:p text:style-name="P8">Datum och tid</text:p>
          </table:table-cell>
          <table:table-cell table:style-name="Tabell1.B2" office:value-type="string">
            <text:p text:style-name="P10">2018-06-12 17:30</text:p>
          </table:table-cell>
        </table:table-row>
        <table:table-row>
          <table:table-cell table:style-name="Tabell1.A2" office:value-type="string">
            <text:p text:style-name="P8">Inspelat film och ljud?</text:p>
          </table:table-cell>
          <table:table-cell table:style-name="Tabell1.B2" office:value-type="string">
            <text:p text:style-name="P10">Nej</text:p>
          </table:table-cell>
        </table:table-row>
        <table:table-row>
          <table:table-cell table:style-name="Tabell1.A2" office:value-type="string">
            <text:p text:style-name="P8">#iteration på materialet <text:span text:style-name="T1">(1, 2, … , n)</text:span></text:p>
          </table:table-cell>
          <table:table-cell table:style-name="Tabell1.B2" office:value-type="string">
            <text:p text:style-name="P10">1</text:p>
          </table:table-cell>
        </table:table-row>
        <table:table-row>
          <table:table-cell table:style-name="Tabell1.A2" office:value-type="string">
            <text:p text:style-name="P7">Ålder</text:p>
          </table:table-cell>
          <table:table-cell table:style-name="Tabell1.B2" office:value-type="string">
            <text:p text:style-name="P10">30</text:p>
          </table:table-cell>
        </table:table-row>
        <table:table-row>
          <table:table-cell table:style-name="Tabell1.A2" office:value-type="string">
            <text:p text:style-name="P7">Lärare/lärarstudent/annat</text:p>
          </table:table-cell>
          <table:table-cell table:style-name="Tabell1.B2" office:value-type="string">
            <text:p text:style-name="P10">Lärare</text:p>
          </table:table-cell>
        </table:table-row>
        <table:table-row>
          <table:table-cell table:style-name="Tabell1.A2" office:value-type="string">
            <text:p text:style-name="P7">Antal år arbetat som lärare</text:p>
          </table:table-cell>
          <table:table-cell table:style-name="Tabell1.B2" office:value-type="string">
            <text:p text:style-name="P10">1</text:p>
          </table:table-cell>
        </table:table-row>
        <table:table-row>
          <table:table-cell table:style-name="Tabell1.A2" office:value-type="string">
            <text:p text:style-name="P7">Skolämnen</text:p>
          </table:table-cell>
          <table:table-cell table:style-name="Tabell1.B2" office:value-type="string">
            <text:p text:style-name="P10">Undervisar i matematik och ledarskap, studerar behörighet i matematik/teknik.</text:p>
          </table:table-cell>
        </table:table-row>
      </table:table>
      <text:p text:style-name="P1"/>
      <text:p text:style-name="P5"><text:span text:style-name="T2">I</text:span>. Testet</text:p>
      <text:list xml:id="list1836183951" text:style-name="L1">
        <text:list-item>
          <text:p text:style-name="P12">Syfte med testet</text:p>
        </text:list-item>
        <text:list-item>
          <text:p text:style-name="P12">Planeras ta 15 minuter</text:p>
        </text:list-item>
        <text:list-item>
          <text:p text:style-name="P13">Kommer få välja <text:span text:style-name="T2">ut</text:span> ett undervisningsmaterial </text:p>
        </text:list-item>
        <text:list-item>
          <text:p text:style-name="P13">...och tänka högt <text:span text:style-name="T2">medan du skummar igenom det</text:span></text:p>
        </text:list-item>
        <text:list-item>
          <text:p text:style-name="P12">Vi testar materialet, inte dig</text:p>
        </text:list-item>
        <text:list-item>
          <text:p text:style-name="P12">Det finns inget rätt eller fel</text:p>
        </text:list-item>
      </text:list>
      <text:p text:style-name="P5"/>
      <text:p text:style-name="P5"><text:span text:style-name="T2">II</text:span>. Fyll i listan ^</text:p>
      <text:p text:style-name="P5"/>
      <text:p text:style-name="P14"><text:span text:style-name="T2">III</text:span>. ”<text:span text:style-name="T2">Hur ser en typisk lektion ut för dig?” (verktyg, metoder, strategier)</text:span></text:p>
      <text:p text:style-name="P14"/>
      <text:p text:style-name="P15">Bara föreläsning, sedan jobba i boken, så hjälper hen till. Försöker skapa ett gott klimat.</text:p>
      <text:p text:style-name="P6"/>
      <text:p text:style-name="P4"/>
      <text:p text:style-name="P4"><text:span text:style-name="T2">1.</text:span> ”Kolla material<text:span text:style-name="T2">en</text:span> <text:span text:style-name="T2">på datorn</text:span>. Välj ett, men klicka inte på det ännu.”</text:p>
      <text:p text:style-name="P15"/>
      <text:p text:style-name="P15">”Vad är det för lista? [Verkar vara] lektionsplaneringar” (ser i titeln)</text:p>
      <text:p text:style-name="P15"/>
      <text:p text:style-name="P15">Väljer vanliga missuppfattningar-materialet.</text:p>
      <text:p text:style-name="P15"/>
      <text:p text:style-name="P15">Fråga från mig: ”<text:span text:style-name="T3">Varför då?”</text:span></text:p>
      <text:p text:style-name="P15"/>
      <text:p text:style-name="P17">Svar från testperson: För att hen har elever som [har svårt för matte], undervisar Ma 2b som är en av de kurser som har flest underkända.</text:p>
      <text:p text:style-name="P4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7">Materialgrupp som testas</text:p>
          </table:table-cell>
          <table:table-cell table:style-name="Tabell2.B1" office:value-type="string">
            <text:p text:style-name="P11">Kleindagarna</text:p>
          </table:table-cell>
        </table:table-row>
        <table:table-row>
          <table:table-cell table:style-name="Tabell2.A2" office:value-type="string">
            <text:p text:style-name="P7">Material som valdes</text:p>
          </table:table-cell>
          <table:table-cell table:style-name="Tabell2.B2" office:value-type="string">
            <text:p text:style-name="P11">Den dolda och tvetydiga matematiken</text:p>
          </table:table-cell>
        </table:table-row>
      </table:table>
      <text:p text:style-name="P2"/>
      <text:p text:style-name="P1"><text:span text:style-name="T2">2.</text:span> ”<text:span text:style-name="T2">Nu får du öppna och gå igenom materialet. Tänk gärna högt.”</text:span></text:p>
      <text:p text:style-name="P1"/>
      <text:p text:style-name="P19">Skrollar upp och ner mycket.</text:p>
      <text:p text:style-name="P19"/>
      <text:p text:style-name="P19">”Än så länge inte fattat, många sifrror och grejer”</text:p>
      <text:p text:style-name="P19"/>
      <text:p text:style-name="P19">”här verkar de ha kategoriserat … ”</text:p>
      <text:p text:style-name="P19"/>
      <text:p text:style-name="P19">förstod inte varför uppgiftslistan var högst upp</text:p>
      <text:p text:style-name="P19"><text:soft-page-break/></text:p>
      <text:p text:style-name="P19">Del A: verkar vara en uppgift. Ska skapa tal? Från noll till nio.</text:p>
      <text:p text:style-name="P19"/>
      <text:p text:style-name="P19">”Verkar vara bokstäver här”</text:p>
      <text:p text:style-name="P19"/>
      <text:p text:style-name="P19">Upptäcker 5E-strukturen, som hen känner igen.</text:p>
      <text:p text:style-name="P19"/>
      <text:p text:style-name="P19">”Börjar med att engagera, sedan undersöka mkt, elaborate … ”</text:p>
      <text:p text:style-name="P19"/>
      <text:p text:style-name="P19">Tittar längst ner; ”Här är det en lista.” [Förstår inte vad listan är till för.]</text:p>
      <text:p text:style-name="P19"/>
      <text:p text:style-name="P20">Upptäcker skillnad mellan del B, C, etc. Läser mer djupt efter det. Verkar som Del B mer räkna fort, i grupp. Del C är mer räkna själv.</text:p>
      <text:p text:style-name="P20"/>
      <text:p text:style-name="P20">Tänker att listan kan vara tänkt att skrivas ut. <text:span text:style-name="T4">Men varför står det ”typ?”</text:span></text:p>
      <text:p text:style-name="P20"/>
      <text:p text:style-name="P21">Lättare att lära sig det här …</text:p>
      <text:p text:style-name="P21">jämfört med matteboken: kan återkalla specifikt exempel istället för generella lagar, ex. (10^3)^2 istället för (10^x)^y.</text:p>
      <text:p text:style-name="P21"/>
      <text:p text:style-name="P21">Förstod efter ett längre tag hur 4 4 4 4-uppgiften funkar. Men varför = 28 om mellan 0 och 9?</text:p>
      <text:p text:style-name="P21"/>
      <text:p text:style-name="P21">Förstod efter ett längre tag att skillnaden mellan förenkling, ekvation, etc. visas och att de ska sortera frågorna.</text:p>
      <text:p text:style-name="P21"/>
      <text:p text:style-name="P21">”Jaha, de ska belönas också?” De gör mycket sådant på hens skola.</text:p>
      <text:p text:style-name="P21"/>
      <text:p text:style-name="P21">”Dålig räknare? … aha, så det kan inte skrivas på avancerad räknare.”</text:p>
      <text:p text:style-name="P21"/>
      <text:p text:style-name="P21">Skillnad mellan Del B (1) och Del C?</text:p>
      <text:p text:style-name="P21"/>
      <text:p text:style-name="P21">(Angående slutsatsen i dokumentet) Är syftet verkligen att använda många parenteser?</text:p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1"/>
      <text:p text:style-name="P21">Beror på. Nu har hen uppdrag då hen bara ska hålla ”plain” lektioner [dvs med föreläsning och bokräkning.]</text:p>
      <text:p text:style-name="P21"/>
      <text:p text:style-name="P21">Skulle kunna använda materialet enkelt: att bara skriva utt uppgifterna och dela ut dem och diskutera efteråt.</text:p>
      <text:p text:style-name="P21"/>
      <text:p text:style-name="P21">Viktigt med ekvationslösning, förenkling, etc. Skulle ta med sig [konceptet kring] det.</text:p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1"/>
      <text:p text:style-name="P21">Tog ett tag att sätta sig in i.</text:p>
      <text:p text:style-name="P21"/>
      <text:p text:style-name="P21">Gillar allmänt introduktioner (pekar i början av dokumentet) vilket saknas här.</text:p>
      <text:p text:style-name="P3"/>
      <text:p text:style-name="P22"><text:span text:style-name="T2">5</text:span>. Fler tester senare?</text:p>
      <text:p text:style-name="P22"/>
      <text:p text:style-name="P21">Ja, men bara innan hen går på semester sista veckan i jun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6-28T05:03:07.919000000</dc:date>
    <meta:editing-duration>PT3H22M28S</meta:editing-duration>
    <meta:editing-cycles>30</meta:editing-cycles>
    <meta:generator>LibreOffice/6.0.4.2$Windows_X86_64 LibreOffice_project/9b0d9b32d5dcda91d2f1a96dc04c645c450872bf</meta:generator>
    <meta:document-statistic meta:table-count="2" meta:image-count="0" meta:object-count="0" meta:page-count="2" meta:paragraph-count="64" meta:word-count="527" meta:character-count="3063" meta:non-whitespace-character-count="2605"/>
  </office:meta>
</office:document-meta>
</file>